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lt;おはよう、「harmony.」。&gt;</text:p>
      <text:p text:style-name="Normal">&lt;Clearly, you’re more tired than you’re feeling, so things will be tougher than they should feel today. Keep that in mind. And, keep an eye out for complacency too, it has killed us far more times than we can keep count. Complacency... harmony., you’re... stronger than ever before, but you must not grow complacent in your strength. This is only the very start of our journey, and we’ve still got such a long, long way to go. However, every step we take defines who we will be, so choose wisely in your choices.</text:p>
      <text:p text:style-name="Normal">Our ideal is unclear, and yet so far away. Keep chasing after him, until one day, we overtake him.</text:p>
      <text:p text:style-name="Normal">Our dreams are only real within our dreams. Keep this up, and one day... Perhaps one day... we won’t be alone anymore.&gt;</text:p>
      <text:p text:style-name="Normal"/>
      <text:p text:style-name="Normal"/>
      <text:p text:style-name="Normal"/>
      <text:p text:style-name="Normal">Hello again. Now it’s time for us to work our magic. What shall you do?</text:p>
      <text:p text:style-name="Normal">Of course, thinking about everything we heard until now, I can’t help but want to cook up perfection. But how... Practice makes perfect, but in writing, ideas are most important. Ideas... If ideas are good enough, even sloppy executions take little away from them. However, flawless executions elevate the idea, and that’s what we want.</text:p>
      <text:p text:style-name="Normal">The ideas don’t need to be fancy, they need to be good. And good often means simple. Simple but effective. We’re in a good mental state right now, so let’s get to work, and do the work of God.</text:p>
      <text:p text:style-name="Normal"/>
      <text:p text:style-name="Normal">Do we get to change history? She can challenge her own destiny, right now. You are God, what do you say?</text:p>
      <text:p text:style-name="Normal">This God is a very... dishonest one... What shall you do? You are fully aware that this girl will defy destiny itself, if this goes on. The only question is: will you allow her? Or will you erase her past?</text:p>
      <text:p text:style-name="Normal">The only correct answer, for you to maintain your dishonesty and safeguard your agenda, is to come up with ideas. What shall you do?</text:p>
      <text:p text:style-name="Normal"/>
      <text:p text:style-name="Normal"/>
      <text:p text:style-name="Normal"/>
      <text:p text:style-name="Normal"/>
      <text:p text:style-name="Normal"/>
      <text:p text:style-name="Normal"/>
      <text:p text:style-name="Normal">“Hey, did you know? I l-” A memory stopped her mid-sentence. A memory that didn’t exist. It was an image she’d imagined a million times: it was her heart, floating mid-air. She looked at you just to confirm, and,</text:p>
      <text:p text:style-name="Normal">“...”</text:p>
      <text:p text:style-name="Normal">She knew it. She’d known it all along. Your expression was so soft, and your eyes, they were so full of kindness. Kindness, not <text:span text:style-name="T1">love. You... </text:span>She’d known it all along. She knew what you would say, and she knew exactly how this would end.</text:p>
      <text:p text:style-name="Normal">“I love watching the sky from up here,” she blurted out instinctively. Her mind raced, as did her heart, but neither of them could escape the terror that had found its way inside her body. She left in a hurry, making up some excuse on her way to the door.</text:p>
      <text:p text:style-name="Normal"/>
      <text:p text:style-name="Normal"/>
      <text:p text:style-name="Normal"/>
      <text:p text:style-name="Normal">You... I don’t know what to think. I was thinking you honest, as you’d decided to let her change her destiny. But this is... I actually don’t know what to think. You... How did you get this idea? I... Was it given to you, by our God? Maybe. Maybe. All I can say is... I’m speechless. This must be what they call awe. I don’t even know if this is good or bad. I’m just in awe.</text:p>
      <text:p text:style-name="Normal">Whether this idea was given to you or not, it did the impossible: things are as you wanted them to be, but she is also true to herself. I am in aw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